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gradient" draw:fill-gradient-name="Rectangular_20_red_2f_white" draw:opacity="100%" draw:textarea-horizontal-align="center" draw:textarea-vertical-align="middle" draw:auto-grow-height="false" draw:shadow-opacity="100%"/>
    </style:style>
    <style:style style:name="gr4" style:family="graphic" style:parent-style-name="standard">
      <style:graphic-properties draw:fill="solid" draw:fill-color="#aecf00" draw:opacity-name="Transparency_20_1" draw:textarea-horizontal-align="justify" draw:textarea-vertical-align="middle" draw:auto-grow-height="false" fo:min-height="0cm" fo:min-width="0cm" draw:shadow="visible" draw:shadow-offset-x="0.1cm" draw:shadow-offset-y="0.1cm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64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32cm"/>
    </style:style>
    <style:style style:name="gr10" style:family="graphic" style:parent-style-name="standard">
      <style:graphic-properties draw:textarea-horizontal-align="left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05cm"/>
    </style:style>
    <style:style style:name="gr12" style:family="graphic" style:parent-style-name="standard">
      <style:graphic-properties svg:stroke-color="#9966cc" draw:fill="hatch" draw:fill-color="#aecf00" draw:fill-hatch-name="Hatching_20_5" draw:fill-hatch-solid="tru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1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-color="#ffd32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gradient" draw:fill-gradient-name="Rectangular_20_red_2f_white" draw:opacity="100%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>
      <loext:graphic-properties draw:fill="solid" draw:fill-color="#aecf00" draw:opacity-name="Transparency_20_1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83ca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hatch" draw:fill-color="#aecf00" draw:fill-hatch-name="Hatching_20_5" draw:fill-hatch-solid="true"/>
      <style:paragraph-properties fo:text-align="center"/>
      <style:text-properties fo:font-weight="normal"/>
    </style:style>
    <style:style style:name="P13" style:family="paragraph">
      <loext:graphic-properties draw:fill="none" draw:fill-color="#ffffff"/>
      <style:text-properties fo:font-size="10pt" fo:font-style="italic" fo:font-weight="normal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color="#4c4c4c" fo:font-size="10pt" fo:font-style="italic" fo:font-weight="normal" style:font-size-asian="10pt" style:font-style-asian="italic" style:font-size-complex="10pt" style:font-style-complex="italic"/>
    </style:style>
    <style:style style:name="P15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8" style:family="text">
      <style:text-properties fo:color="#4c4c4c" fo:font-size="10pt" fo:font-style="italic" fo:font-weight="normal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5cm" svg:height="3.4cm" svg:x="9.1cm" svg:y="0.4cm">
          <text:p text:style-name="P1"><text:span text:style-name="T1">rdp server </text:span></text:p>
          <draw:enhanced-geometry svg:viewBox="0 0 21600 21600" draw:path-stretchpoint-x="10800" draw:path-stretchpoint-y="10800" draw:text-areas="?f3 ?f4 ?f5 ?f6" draw:type="round-rectangle" draw:modifiers="4450.95130603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6cm" svg:height="4.1cm" svg:x="16.9cm" svg:y="4.8cm">
          <text:p text:style-name="P1"><text:span text:style-name="T2">session</text:span></text:p>
          <text:p text:style-name="P1"><text:span text:style-name="T2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.6cm" svg:height="3.1cm" svg:x="9.8cm" svg:y="5.9cm">
          <text:p text:style-name="P1"><text:span text:style-name="T3">back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cm" svg:height="1.6cm" svg:x="10.3cm" svg:y="9.9cm">
          <text:p text:style-name="P1"><text:span text:style-name="T4">application or</text:span></text:p>
          <text:p text:style-name="P1"><text:span text:style-name="T4">cli</text:span></text:p>
          <draw:enhanced-geometry svg:viewBox="0 0 21600 21600" draw:path-stretchpoint-x="10800" draw:path-stretchpoint-y="10800" draw:text-areas="?f3 ?f4 ?f5 ?f6" draw:type="round-rectangle" draw:modifiers="2509.20372285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0.555cm" svg:height="1.096cm" draw:transform="rotate (1.55857902203094) translate (16.5cm 7.755cm)">
          <draw:glue-point draw:id="9" svg:x="-4.061cm" svg:y="3.796cm"/>
          <draw:glue-point draw:id="10" svg:x="-4.061cm" svg:y="-3.233cm"/>
          <text:p/>
          <draw:enhanced-geometry svg:viewBox="0 0 88 21600" draw:mirror-horizontal="false" draw:glue-points="44 ?f6 44 0 0 10800 44 21600 88 10800" draw:text-areas="0 ?f6 88 ?f3" draw:type="can" draw:modifiers="3881.466290694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6" draw:layer="layout" svg:width="2.073cm" svg:height="0.649cm" svg:x="15.836cm" svg:y="6.6cm">
          <draw:text-box>
            <text:p><text:span text:style-name="T5">Thrift stub</text:span></text:p>
          </draw:text-box>
        </draw:frame>
        <draw:custom-shape draw:style-name="gr7" draw:text-style-name="P7" xml:id="id1" draw:id="id1" draw:layer="layout" svg:width="3.6cm" svg:height="2.3cm" svg:x="0.8cm" svg:y="0.8cm">
          <text:p text:style-name="P1"><text:span text:style-name="T6">RDP pe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0.884cm" svg:height="1.4cm" draw:transform="rotate (-1.56102248298373) translate (9.491cm 1.5cm)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3700.214132762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9" draw:layer="layout" draw:type="line" svg:x1="4.4cm" svg:y1="1.95cm" svg:x2="8.095cm" svg:y2="1.955cm" draw:start-shape="id1" draw:start-glue-point="1" draw:end-shape="id2" draw:end-glue-point="7" svg:d="M4400 1950l3695 5" svg:viewBox="0 0 3696 6">
          <text:p/>
        </draw:connector>
        <draw:frame draw:style-name="gr9" draw:text-style-name="P6" draw:layer="layout" svg:width="1.632cm" svg:height="1.047cm" svg:x="7.768cm" svg:y="0.553cm">
          <draw:text-box>
            <text:p text:style-name="P1"><text:span text:style-name="T5">RDP</text:span></text:p>
            <text:p text:style-name="P1"><text:span text:style-name="T5">listener</text:span></text:p>
          </draw:text-box>
        </draw:frame>
        <draw:custom-shape draw:style-name="gr10" draw:text-style-name="P10" xml:id="id4" draw:id="id4" draw:layer="layout" svg:width="0.793cm" svg:height="2.117cm" draw:transform="rotate (-1.57742857795247) translate (15.703cm 1.515cm)">
          <text:p/>
          <draw:enhanced-geometry svg:viewBox="0 0 88 21600" draw:mirror-horizontal="false" draw:glue-points="44 ?f6 44 0 0 10800 44 21600 88 10800" draw:text-areas="0 ?f6 88 ?f3" draw:type="can" draw:modifiers="3881.466290694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11" draw:layer="layout" svg:width="2.305cm" svg:height="0.649cm" svg:x="13.495cm" svg:y="0.951cm">
          <draw:text-box>
            <text:p text:style-name="P1"><text:span text:style-name="T5">ICP listener</text:span></text:p>
          </draw:text-box>
        </draw:frame>
        <draw:connector draw:style-name="gr8" draw:text-style-name="P9" draw:layer="layout" svg:x1="19.2cm" svg:y1="4.8cm" svg:x2="15.703cm" svg:y2="1.912cm" draw:start-shape="id3" draw:start-glue-point="0" draw:end-shape="id4" draw:end-glue-point="5" svg:d="M19200 4800v-2888h-3497" svg:viewBox="0 0 3498 2889">
          <text:p/>
        </draw:connector>
        <draw:g>
          <draw:custom-shape draw:style-name="gr12" draw:text-style-name="P12" draw:layer="layout" svg:width="1.9cm" svg:height="2.2cm" svg:x="18.4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1.383cm" svg:height="0.649cm" svg:x="18.7cm" svg:y="3.451cm">
            <draw:text-box>
              <text:p><text:span text:style-name="T7">pbrpc</text:span></text:p>
            </draw:text-box>
          </draw:frame>
          <draw:frame draw:style-name="gr14" draw:text-style-name="P13" draw:layer="layout" svg:width="1.086cm" svg:height="0.649cm" svg:x="18.814cm" svg:y="2.851cm">
            <draw:text-box>
              <text:p><text:span text:style-name="T7">ICP</text:span></text:p>
            </draw:text-box>
          </draw:frame>
          <draw:frame draw:style-name="gr15" draw:text-style-name="P14" draw:layer="layout" svg:width="1.319cm" svg:height="0.649cm" svg:x="18.7cm" svg:y="2.1cm">
            <draw:text-box>
              <text:p><text:span text:style-name="T8">ICPS</text:span></text:p>
            </draw:text-box>
          </draw:frame>
        </draw:g>
        <draw:connector draw:style-name="gr16" draw:text-style-name="P15" draw:layer="layout" draw:type="line" svg:x1="14.4cm" svg:y1="7.45cm" svg:x2="16.504cm" svg:y2="7.478cm" draw:start-shape="id5" draw:end-shape="id6" draw:end-glue-point="5" svg:d="M14400 7450l2104 28" svg:viewBox="0 0 2105 29">
          <text:p text:style-name="P1"><text:span text:style-name="T9">thrift</text:span></text:p>
        </draw:connector>
        <draw:connector draw:style-name="gr8" draw:text-style-name="P9" draw:layer="layout" svg:x1="14.1cm" svg:y1="10.7cm" svg:x2="16.604cm" svg:y2="7.699cm" draw:start-shape="id7" draw:start-glue-point="1" draw:end-shape="id6" draw:end-glue-point="9" svg:d="M14100 10700h2504v-3001" svg:viewBox="0 0 2505 3002">
          <text:p/>
        </draw:connector>
        <draw:custom-shape draw:style-name="gr5" draw:text-style-name="P1" xml:id="id9" draw:id="id9" draw:layer="layout" svg:width="0.555cm" svg:height="1.096cm" draw:transform="rotate (-0.0122173047639598) translate (11.314cm 5.3cm)">
          <draw:glue-point draw:id="9" svg:x="-3.725cm" svg:y="-4.034cm"/>
          <draw:glue-point draw:id="10" svg:x="3.198cm" svg:y="-4.034cm"/>
          <text:p/>
          <draw:enhanced-geometry svg:viewBox="0 0 88 21600" draw:mirror-horizontal="false" draw:glue-points="44 ?f6 44 0 0 10800 44 21600 88 10800" draw:text-areas="0 ?f6 88 ?f3" draw:type="can" draw:modifiers="3881.466290694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5" draw:layer="layout" draw:type="line" svg:x1="11.6cm" svg:y1="3.8cm" svg:x2="11.591cm" svg:y2="5.303cm" draw:start-shape="id8" draw:end-shape="id9" draw:end-glue-point="0" svg:d="M11600 3800l-9 1503" svg:viewBox="0 0 10 1504">
          <text:p text:style-name="P1"><text:span text:style-name="T9">Module protoco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ing_20_5" draw:display-name="Hatching 5" draw:style="single" draw:color="#9966cc" draw:distance="0.8cm" draw:rotation="0"/>
    <draw:opacity draw:name="Transparency_20_1" draw:display-name="Transparency 1" draw:style="linear" draw:start="100%" draw:end="0%" draw:angle="45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3-09-26T22:57:29</meta:creation-date>
    <dc:date>2018-02-22T13:09:53.348456426</dc:date>
    <meta:editing-duration>PT15H15M53S</meta:editing-duration>
    <meta:editing-cycles>15</meta:editing-cycles>
    <meta:generator>LibreOffice/5.2.7.2$Linux_X86_64 LibreOffice_project/20m0$Build-2</meta:generator>
    <meta:document-statistic meta:object-count="22"/>
  </office:meta>
</office:document-meta>
</file>